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7c6d" officeooo:paragraph-rsid="00027c6d"/>
    </style:style>
    <style:style style:name="T1" style:family="text">
      <style:text-properties officeooo:rsid="000305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L'utilisation du logiciel valgrind nous permet de constater si notre programme contient des des fuite mémoire il nous a permit par exemple de constater de tel fuite sur le jeu et de les corriger. Elle venait du tableau de pièce utilisé pour l'initialisation du jeu mais qui n'était pas libéré. Valgrind nous <text:span text:style-name="T1">a aussi</text:span> <text:span text:style-name="T1">permis</text:span> de <text:span text:style-name="T1">constater des fuites mémoire sur le solveur qu'il nous reste à corri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22:28:31.171851883</meta:creation-date>
    <dc:date>2016-04-22T22:51:56.169139665</dc:date>
    <meta:editing-duration>PT6M44S</meta:editing-duration>
    <meta:editing-cycles>1</meta:editing-cycles>
    <meta:document-statistic meta:table-count="0" meta:image-count="0" meta:object-count="0" meta:page-count="1" meta:paragraph-count="1" meta:word-count="68" meta:character-count="398" meta:non-whitespace-character-count="331"/>
    <meta:generator>LibreOffice/4.2.8.2$Linux_X86_64 LibreOffice_project/420m0$Build-2</meta:generator>
  </office:meta>
</office:document-meta>
</file>